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fo:font-style="normal" officeooo:rsid="000daaba" officeooo:paragraph-rsid="000daaba" style:font-style-asian="normal" style:font-style-complex="normal"/>
    </style:style>
    <style:style style:name="P5" style:family="paragraph" style:parent-style-name="Text_20_body">
      <style:paragraph-properties fo:margin-top="0in" fo:margin-bottom="0in" loext:contextual-spacing="false"/>
      <style:text-properties officeooo:paragraph-rsid="001874a7"/>
    </style:style>
    <style:style style:name="P6" style:family="paragraph" style:parent-style-name="Standard">
      <style:text-properties fo:font-weight="normal" officeooo:rsid="002d621b" officeooo:paragraph-rsid="0000b2c1" style:font-weight-asian="normal" style:font-weight-complex="normal"/>
    </style:style>
    <style:style style:name="P7" style:family="paragraph" style:parent-style-name="Standard" style:list-style-name="L10">
      <style:text-properties fo:font-weight="normal" officeooo:rsid="002d621b" officeooo:paragraph-rsid="0000b2c1" style:font-weight-asian="normal" style:font-weight-complex="normal"/>
    </style:style>
    <style:style style:name="P8" style:family="paragraph" style:parent-style-name="Standard" style:list-style-name="L10">
      <style:text-properties fo:font-weight="normal" officeooo:rsid="002ddf87" officeooo:paragraph-rsid="002ddf87" style:font-weight-asian="normal" style:font-weight-complex="normal"/>
    </style:style>
    <style:style style:name="P9" style:family="paragraph" style:parent-style-name="Standard" style:list-style-name="L10">
      <style:text-properties officeooo:paragraph-rsid="002ddf87"/>
    </style:style>
    <style:style style:name="P10" style:family="paragraph" style:parent-style-name="Standard">
      <style:text-properties officeooo:paragraph-rsid="002ddf87"/>
    </style:style>
    <style:style style:name="P11" style:family="paragraph" style:parent-style-name="Standard" style:list-style-name="L11">
      <style:text-properties officeooo:paragraph-rsid="002ddf87"/>
    </style:style>
    <style:style style:name="P12" style:family="paragraph" style:parent-style-name="Standard" style:list-style-name="L12">
      <style:text-properties officeooo:paragraph-rsid="002ddf87"/>
    </style:style>
    <style:style style:name="P13" style:family="paragraph" style:parent-style-name="Standard" style:list-style-name="L13">
      <style:text-properties officeooo:paragraph-rsid="002ddf87"/>
    </style:style>
    <style:style style:name="P14" style:family="paragraph" style:parent-style-name="Text_20_body" style:list-style-name="L1">
      <style:paragraph-properties fo:margin-top="0in" fo:margin-bottom="0in" loext:contextual-spacing="false"/>
      <style:text-properties officeooo:paragraph-rsid="002dcc31"/>
    </style:style>
    <style:style style:name="T1" style:family="text">
      <style:text-properties officeooo:rsid="000daaba"/>
    </style:style>
    <style:style style:name="T2" style:family="text">
      <style:text-properties fo:font-style="normal" officeooo:rsid="000daaba" style:font-style-asian="normal" style:font-style-complex="normal"/>
    </style:style>
    <style:style style:name="T3" style:family="text">
      <style:text-properties fo:font-style="normal" officeooo:rsid="0028e73a" style:font-style-asian="normal" style:font-style-complex="normal"/>
    </style:style>
    <style:style style:name="T4" style:family="text">
      <style:text-properties fo:font-style="normal" officeooo:rsid="002dcc31" style:font-style-asian="normal" style:font-style-complex="normal"/>
    </style:style>
    <style:style style:name="T5" style:family="text">
      <style:text-properties fo:font-size="12pt" fo:font-style="normal" fo:font-weight="normal" officeooo:rsid="000daaba"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28e73a"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2dcc31" style:font-size-asian="12pt" style:font-style-asian="normal" style:font-weight-asian="normal" style:font-size-complex="12pt" style:font-style-complex="normal" style:font-weight-complex="normal"/>
    </style:style>
    <style:style style:name="T8" style:family="text">
      <style:text-properties fo:font-weight="normal" officeooo:rsid="002ddf87" style:font-weight-asian="normal" style:font-weight-complex="normal"/>
    </style:style>
    <style:style style:name="T9" style:family="text">
      <style:text-properties fo:font-weight="normal" officeooo:rsid="002e810a" style:font-weight-asian="normal" style:font-weight-complex="normal"/>
    </style:style>
    <style:style style:name="T10" style:family="text">
      <style:text-properties officeooo:rsid="002dcc3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Module </text:span><text:span text:style-name="T3">F</text:span><text:span text:style-name="T4">ive</text:span><text:span text:style-name="T5">: </text:span><text:span text:style-name="Strong_20_Emphasis"><text:span text:style-name="T7">Ex</text:span></text:span><text:span text:style-name="Strong_20_Emphasis"><text:span text:style-name="T6">ternal Loss Data</text:span></text:span></text:p>
      <text:p text:style-name="P3"><text:span text:style-name="Emphasis"><text:span text:style-name="T5">Operational </text:span></text:span><text:span text:style-name="Emphasis"><text:span text:style-name="T2">Risk Management: A Complete Guide to a Successful Operational Risk Framework</text:span></text:span></text:p>
      <text:p text:style-name="P4">Chapter <text:span text:style-name="T10">8</text:span></text:p>
      <text:p text:style-name="P2">1<text:span text:style-name="T10">1</text:span>/<text:span text:style-name="T10">8</text:span></text:p>
      <text:p text:style-name="P1"/>
      <text:p text:style-name="P1">Learning Object<text:span text:style-name="T1">i</text:span>ves</text:p>
      <text:list xml:id="list2322650470" text:style-name="L1">
        <text:list-item>
          <text:p text:style-name="P14">Describe sources and standards for external loss data</text:p>
        </text:list-item>
        <text:list-item>
          <text:p text:style-name="P14">Evaluate the use of visualization practices with external loss data; identify the strengths and weaknesses of each source of loss data for use in visualization</text:p>
        </text:list-item>
      </text:list>
      <text:p text:style-name="P5"/>
      <text:p text:style-name="P6">External Operational Risk Event Data</text:p>
      <text:list xml:id="list2088263169" text:style-name="L10">
        <text:list-item>
          <text:p text:style-name="P7">a key element in the development of a strong operational risk culture and awareness</text:p>
        </text:list-item>
        <text:list-item>
          <text:p text:style-name="P8">seeing events occur in the industry among peers and competitors helps to underscore the importance of effective operational risk management and mitigation</text:p>
        </text:list-item>
        <text:list-item>
          <text:p text:style-name="P9"><text:span text:style-name="T8">these are interal loss eveents for one company but for the rest of the industry they are external events that underscore the size of losses that can be experienced as a result of operational risk</text:span></text:p>
        </text:list-item>
        <text:list-item>
          <text:p text:style-name="P9"><text:span text:style-name="T8">comparing internal loss patterns to external loss patterns can provide insight into whether the losses in a firm reflect the usual losses in their industry</text:span></text:p>
        </text:list-item>
      </text:list>
      <text:p text:style-name="P10"><text:span text:style-name="T8"/></text:p>
      <text:p text:style-name="P10"><text:span text:style-name="T8">Sources of External Loss Event Data</text:span></text:p>
      <text:list xml:id="list1841228663" text:style-name="L11">
        <text:list-item>
          <text:p text:style-name="P11"><text:span text:style-name="T8">Subscription Databases (example: IBM Algo FIRST)</text:span></text:p>
          <text:list>
            <text:list-item>
              <text:p text:style-name="P11"><text:span text:style-name="T8">include descriptions and analyses of operational risk events, gleaned from legal and regulatory sources and from news articles</text:span></text:p>
            </text:list-item>
            <text:list-item>
              <text:p text:style-name="P11"><text:span text:style-name="T8">provide helpful data to assist with mapping the events to the appropriate business lines, risk categories, and causes</text:span></text:p>
            </text:list-item>
            <text:list-item>
              <text:p text:style-name="P11"><text:span text:style-name="T8">based on the publicly available data for operational risk events and, as such, is subject to reporting bias</text:span></text:p>
            </text:list-item>
          </text:list>
        </text:list-item>
        <text:list-item>
          <text:p text:style-name="P11"><text:span text:style-name="T8">Consortium Data (example: ORX)</text:span></text:p>
          <text:list>
            <text:list-item>
              <text:p text:style-name="P11"><text:span text:style-name="T8">provide central data repositories and benchmarking services to their members</text:span></text:p>
            </text:list-item>
            <text:list-item>
              <text:p text:style-name="P11"><text:span text:style-name="T8">applies quality assurance standards around the receipt and delivery of data to promote members' anonymity and to provide consistency in definitions</text:span></text:p>
            </text:list-item>
            <text:list-item>
              <text:p text:style-name="P11"><text:span text:style-name="T8">does not suffer from the availability bias that skews the IBM® Algo FIRST® data</text:span></text:p>
              <text:list>
                <text:list-item>
                  <text:p text:style-name="P11"><text:span text:style-name="T8">however, the data relate only to a subset of financial services, those member banks that provide data to ORX</text:span></text:p>
                </text:list-item>
              </text:list>
            </text:list-item>
          </text:list>
        </text:list-item>
      </text:list>
      <text:p text:style-name="P10"><text:span text:style-name="T8"/></text:p>
      <text:p text:style-name="P10"><text:span text:style-name="T8">Comparisons between Subscription and Consortium Databases</text:span></text:p>
      <text:list xml:id="list2063364481" text:style-name="L12">
        <text:list-item>
          <text:p text:style-name="P12"><text:span text:style-name="T8">Size of Losses by Risk Category</text:span></text:p>
          <text:list>
            <text:list-item>
              <text:p text:style-name="P12"><text:span text:style-name="T8">the FIRST database contains a significantly higher percentage of losses being attributed to Internal Fraud cases</text:span></text:p>
            </text:list-item>
            <text:list-item>
              <text:p text:style-name="P12"><text:span text:style-name="T8">the ORX data shows a significantly higher percentage of Execution, Delivery, and Process Management (EDPM) losses</text:span></text:p>
              <text:list>
                <text:list-item>
                  <text:p text:style-name="P12"><text:span text:style-name="T8">may be explained by the fact that not all EDPM events are reported in the press, so many of those events would not appear in the FIRST database</text:span></text:p>
                </text:list-item>
                <text:list-item>
                  <text:p text:style-name="P12"><text:span text:style-name="T8">might be driven by a difference in the scope of firms that are covered in the two databases</text:span></text:p>
                  <text:list>
                    <text:list-item>
                      <text:p text:style-name="P12"><text:span text:style-name="T8">ORX membership is limited</text:span></text:p>
                    </text:list-item>
                    <text:list-item>
                      <text:p text:style-name="P12"><text:span text:style-name="T8">FIRST collects data on all firms, including a significant number of firms that are outside of Basel II, and that are not BIS business lines</text:span></text:p>
                      <text:list>
                        <text:list-item>
                          <text:p text:style-name="P12"><text:soft-page-break/><text:span text:style-name="T8">for example, insurance companies</text:span></text:p>
                        </text:list-item>
                      </text:list>
                    </text:list-item>
                  </text:list>
                </text:list-item>
              </text:list>
            </text:list-item>
            <text:list-item>
              <text:p text:style-name="P12"><text:span text:style-name="T8">ORX also has larger number of External Fraud events than FIRST</text:span></text:p>
              <text:list>
                <text:list-item>
                  <text:p text:style-name="P12"><text:span text:style-name="T8">External Events are often successfully kept out of the press</text:span></text:p>
                </text:list-item>
                <text:list-item>
                  <text:p text:style-name="P12"><text:span text:style-name="T8">ORX underlying data show that the dominance of External Fraud events occurs mostly due to the participation of retail banks in the consortium</text:span></text:p>
                </text:list-item>
              </text:list>
            </text:list-item>
          </text:list>
        </text:list-item>
        <text:list-item>
          <text:p text:style-name="P12"><text:span text:style-name="T8">Size of Losses by Business Line</text:span></text:p>
          <text:list>
            <text:list-item>
              <text:p text:style-name="P12"><text:span text:style-name="T8">FIRST's loss amounts are dominated by Commercial Banking and then Retail Banking</text:span></text:p>
              <text:list>
                <text:list-item>
                  <text:p text:style-name="P12"><text:span text:style-name="T8">recent commercial banking events have made it into the press, and so into FIRST's data, while those firms might not be members of ORX</text:span></text:p>
                </text:list-item>
              </text:list>
            </text:list-item>
            <text:list-item>
              <text:p text:style-name="P12"><text:span text:style-name="T8">ORX loss amounts are more heavily weighted to the Retail Banking business line</text:span></text:p>
            </text:list-item>
          </text:list>
        </text:list-item>
      </text:list>
      <text:p text:style-name="P10"><text:span text:style-name="T8"/></text:p>
      <text:p text:style-name="P10"><text:span text:style-name="T8">Challenges of External Data</text:span></text:p>
      <text:list xml:id="list697830426" text:style-name="L13">
        <text:list-item>
          <text:p text:style-name="P13"><text:span text:style-name="T8">if the external data are gathered from news sources, then they are subject to a bias in reporting</text:span></text:p>
          <text:list>
            <text:list-item>
              <text:p text:style-name="P13"><text:span text:style-name="T8">result</text:span><text:span text:style-name="T9">s </text:span><text:span text:style-name="T8">in a bias in favor of illegal and dramatic events over errors</text:span></text:p>
            </text:list-item>
          </text:list>
        </text:list-item>
        <text:list-item>
          <text:p text:style-name="P13"><text:span text:style-name="T8">it can be difficult to determine whether an event is relevant</text:span></text:p>
          <text:list>
            <text:list-item>
              <text:p text:style-name="P13"><text:span text:style-name="T8">external data are not best used to try to spot an exact event that should be avoided, but rather to determine the types of errors and control failings that can occur so as to avoid similar (rather than identical) losses</text:span></text:p>
            </text:list-item>
          </text:list>
        </text:list-item>
        <text:list-item>
          <text:p text:style-name="P13"><text:span text:style-name="T8">the use of benchmarked data relies on the quality of the underlying data, and there may be a chance that the comparisons made are not accurate due to a different interpretation of the underlying definition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11-08T14:53:59.574469478</dc:date>
    <meta:editing-duration>PT37M56S</meta:editing-duration>
    <meta:editing-cycles>15</meta:editing-cycles>
    <meta:generator>LibreOffice/6.4.7.2$Linux_X86_64 LibreOffice_project/40$Build-2</meta:generator>
    <meta:document-statistic meta:table-count="0" meta:image-count="0" meta:object-count="0" meta:page-count="2" meta:paragraph-count="44" meta:word-count="668" meta:character-count="3903" meta:non-whitespace-character-count="3314"/>
  </office:meta>
</office:document-meta>
</file>